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d11" officeooo:paragraph-rsid="00088d11"/>
    </style:style>
    <style:style style:name="P2" style:family="paragraph" style:parent-style-name="Standard">
      <style:text-properties officeooo:rsid="00088d11" officeooo:paragraph-rsid="000953f2"/>
    </style:style>
    <style:style style:name="P3" style:family="paragraph" style:parent-style-name="Standard">
      <style:text-properties officeooo:rsid="000953f2" officeooo:paragraph-rsid="000953f2"/>
    </style:style>
    <style:style style:name="P4" style:family="paragraph" style:parent-style-name="Standard">
      <style:text-properties officeooo:rsid="00099275" officeooo:paragraph-rsid="00099275"/>
    </style:style>
    <style:style style:name="P5" style:family="paragraph" style:parent-style-name="Standard">
      <style:text-properties officeooo:rsid="00099275" officeooo:paragraph-rsid="00099275" fo:background-color="#ffff00"/>
    </style:style>
    <style:style style:name="P6" style:family="paragraph" style:parent-style-name="Standard">
      <style:text-properties officeooo:rsid="000a670a" officeooo:paragraph-rsid="000a670a"/>
    </style:style>
    <style:style style:name="T1" style:family="text">
      <style:text-properties officeooo:rsid="000953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rite a constructor for the following class.</text:p>
      <text:p text:style-name="P1">class Computer{</text:p>
      <text:p text:style-name="P1"><text:tab/>Computer() {</text:p>
      <text:p text:style-name="P1"><text:tab/>}</text:p>
      <text:p text:style-name="P1">}</text:p>
      <text:p text:style-name="P1">2. Write a constructor for the following classes that initializes the field variables.</text:p>
      <text:p text:style-name="P1">a)</text:p>
      <text:p text:style-name="P1">class BullDozer{</text:p>
      <text:p text:style-name="P1">int horsePower;</text:p>
      <text:p text:style-name="P1"><text:tab/>BullDoser(int horsePower) {</text:p>
      <text:p text:style-name="P1"><text:tab/>}</text:p>
      <text:p text:style-name="P1">}</text:p>
      <text:p text:style-name="P1">b)</text:p>
      <text:p text:style-name="P1">class Ninja{</text:p>
      <text:p text:style-name="P1">int numberOfThrowingStars;</text:p>
      <text:p text:style-name="P1">String nameOfTarget;</text:p>
      <text:p text:style-name="P1"><text:tab/>Ninja(int numberOfThrowingStars, String nameOfTarget) {</text:p>
      <text:p text:style-name="P1"><text:tab/>}</text:p>
      <text:p text:style-name="P1">}</text:p>
      <text:p text:style-name="P1">c)</text:p>
      <text:p text:style-name="P1">class Building{</text:p>
      <text:p text:style-name="P1">String name;</text:p>
      <text:p text:style-name="P1">int numberOfStories;</text:p>
      <text:p text:style-name="P1">float height;</text:p>
      <text:p text:style-name="P1">boolean hasElevator;</text:p>
      <text:p text:style-name="P1"><text:tab/>Building(String name, int numberOfStories, float height, <text:span text:style-name="T1">boolean hasElevator) {</text:span></text:p>
      <text:p text:style-name="P1"><text:tab/><text:span text:style-name="T1">}</text:span></text:p>
      <text:p text:style-name="P1">}</text:p>
      <text:p text:style-name="P1">3. Create an object of the classes in number 2 using the constructors you wrote.</text:p>
      <text:p text:style-name="P1"/>
      <text:p text:style-name="P2">class BullDozer{</text:p>
      <text:p text:style-name="P2">int horsePower;</text:p>
      <text:p text:style-name="P2"><text:tab/>BullDoser(int horsePower) {</text:p>
      <text:p text:style-name="P2"><text:tab/>}</text:p>
      <text:p text:style-name="P2"><text:tab/><text:span text:style-name="T1">BullDoser boi = new BullDoser(45);</text:span></text:p>
      <text:p text:style-name="P2">}</text:p>
      <text:p text:style-name="P2">class Ninja{</text:p>
      <text:p text:style-name="P2">int numberOfThrowingStars;</text:p>
      <text:p text:style-name="P2">String nameOfTarget;</text:p>
      <text:p text:style-name="P2"><text:tab/>Ninja(int numberOfThrowingStars, String nameOfTarget) {</text:p>
      <text:p text:style-name="P2"><text:tab/>}</text:p>
      <text:p text:style-name="P2"><text:tab/><text:span text:style-name="T1">Ninja fortnite = new Ninja(15, “NotTfue”)</text:span></text:p>
      <text:p text:style-name="P3">}</text:p>
      <text:p text:style-name="P2">class Building{</text:p>
      <text:p text:style-name="P2">String name;</text:p>
      <text:p text:style-name="P2">int numberOfStories;</text:p>
      <text:p text:style-name="P2">float height;</text:p>
      <text:p text:style-name="P2">boolean hasElevator;</text:p>
      <text:p text:style-name="P2"><text:tab/>Building(String name, int numberOfStories, float height, <text:span text:style-name="T1">boolean hasElevator) {</text:span></text:p>
      <text:p text:style-name="P2"><text:soft-page-break/><text:tab/><text:span text:style-name="T1">}</text:span></text:p>
      <text:p text:style-name="P2"><text:tab/><text:span text:style-name="T1">Building tall = new Building(“One Tall Boi”, 125, 2347.43, true);</text:span></text:p>
      <text:p text:style-name="P2">}</text:p>
      <text:p text:style-name="P4">4. List the JComponents used in the following GUI.</text:p>
      <text:p text:style-name="P4">JFrame</text:p>
      <text:p text:style-name="P4">JPanel</text:p>
      <text:p text:style-name="P4">JLabel</text:p>
      <text:p text:style-name="P4">JButton</text:p>
      <text:p text:style-name="P4">5. Which listeners can you add to a Jframe?</text:p>
      <text:p text:style-name="P4">Mouse listener</text:p>
      <text:p text:style-name="P4">6. Which listeners can you add to a Jbutton?</text:p>
      <text:p text:style-name="P4">Action Listener</text:p>
      <text:p text:style-name="P4">7. Which method changes the size of a Jframe?</text:p>
      <text:p text:style-name="P4">setSize()</text:p>
      <text:p text:style-name="P4">8. Write a method that takes two integers and returns the larger of the two.</text:p>
      <text:p text:style-name="P4">9. Write a method that takes a float and returns the whole number part of the float without the</text:p>
      <text:p text:style-name="P4">decimal point. For example, passing in 7.4 will return 7 and 2.3434235 will return 2 and so on.</text:p>
      <text:p text:style-name="P4">10. Find the errors in the following code.</text:p>
      <text:p text:style-name="P4">a)</text:p>
      <text:p text:style-name="P4">for(i = 0; i &lt; 100; i++){ System.out.println(i); }</text:p>
      <text:p text:style-name="P6">The i needs an int in front of it</text:p>
      <text:p text:style-name="P4">b)</text:p>
      <text:p text:style-name="P4">int x = 4;</text:p>
      <text:p text:style-name="P4">int y = 5;</text:p>
      <text:p text:style-name="P4">if(x = y){</text:p>
      <text:p text:style-name="P4">System.out.println(“TRUE”);</text:p>
      <text:p text:style-name="P6">x and y aren’t the same</text:p>
      <text:p text:style-name="P4">}c)</text:p>
      <text:p text:style-name="P4">int x = 5;</text:p>
      <text:p text:style-name="P4">double y = 5.1;</text:p>
      <text:p text:style-name="P4">if(x &lt; y){ x = y; }</text:p>
      <text:p text:style-name="P6">you cant compare int and doubles</text:p>
      <text:p text:style-name="P4">d)</text:p>
      <text:p text:style-name="P4">String name = Steve;</text:p>
      <text:p text:style-name="P4">System.out.println(“name”);</text:p>
      <text:p text:style-name="P6">name would print name if there is parenthasis</text:p>
      <text:p text:style-name="P4">11. Determine if the following if statements will run their code.</text:p>
      <text:p text:style-name="P4">int x = 10;</text:p>
      <text:p text:style-name="P4">int y = 5;</text:p>
      <text:p text:style-name="P4">int z = 25;</text:p>
      <text:p text:style-name="P4">a)</text:p>
      <text:p text:style-name="P5">if(x &gt; y){ //code }</text:p>
      <text:p text:style-name="P4">b)</text:p>
      <text:p text:style-name="P4">if(x &gt; y &amp;&amp; x &gt; z){ //code }</text:p>
      <text:p text:style-name="P4">c)</text:p>
      <text:p text:style-name="P5">if(x &gt; y &amp;&amp; y &lt; z){ //code }</text:p>
      <text:p text:style-name="P4">d)</text:p>
      <text:p text:style-name="P4">if(x &lt; y || x &lt; z){ //code }</text:p>
      <text:p text:style-name="P4">e)</text:p>
      <text:p text:style-name="P4"><text:soft-page-break/>if((x &lt; y &amp;&amp; y &gt; z) &amp;&amp; (z == x)){ //code }</text:p>
      <text:p text:style-name="P4">f)</text:p>
      <text:p text:style-name="P4">if((x &gt; y &amp;&amp; y &gt; z) || (z % 5 == 0)){ //code }</text:p>
      <text:p text:style-name="P4">12. Use Eclipse to write the following Java program.</text:p>
      <text:p text:style-name="P4">Write a program that displays a JFrame to the user. The JFrame will have a JLabel, two</text:p>
      <text:p text:style-name="P4">JButtons, and a JTextField. The JLabel will provide a riddle to the user. The user will type his</text:p>
      <text:p text:style-name="P4">answer in the JTextField and click the submit button. When the submit button is clicked, let the</text:p>
      <text:p text:style-name="P4">user know if the answer they typed in the JTextField is correct or not. The other JButton will be a</text:p>
      <text:p text:style-name="P4">hint button. Display a clue to the riddle when this button is clicke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05:33.090457851</meta:creation-date>
    <dc:date>2018-09-10T17:46:36.286098920</dc:date>
    <meta:editing-duration>PT20S</meta:editing-duration>
    <meta:editing-cycles>1</meta:editing-cycles>
    <meta:document-statistic meta:table-count="0" meta:image-count="0" meta:object-count="0" meta:page-count="3" meta:paragraph-count="106" meta:word-count="514" meta:character-count="2769" meta:non-whitespace-character-count="2344"/>
    <meta:generator>LibreOffice/5.1.6.2$Linux_X86_64 LibreOffice_project/10m0$Build-2</meta:generator>
  </office:meta>
</office:document-meta>
</file>